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00" draw:textarea-vertical-align="top" draw:auto-grow-height="false" fo:min-height="0.749cm" fo:min-width="0.499cm"/>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fill="solid" draw:fill-color="#ff0000" draw:textarea-horizontal-align="justify" draw:textarea-vertical-align="middle" draw:auto-grow-height="false" fo:min-height="0cm" fo:min-width="0cm"/>
    </style:style>
    <style:style style:name="gr5" style:family="graphic" style:parent-style-name="standard">
      <style:graphic-properties draw:fill="solid" draw:fill-color="#ff8080" draw:textarea-horizontal-align="justify" draw:textarea-vertical-align="middle" draw:auto-grow-height="false" fo:min-height="0cm" fo:min-width="0cm"/>
    </style:style>
    <style:style style:name="gr6" style:family="graphic" style:parent-style-name="standard">
      <style:graphic-properties draw:fill="solid" draw:fill-color="#ffffcc" draw:textarea-horizontal-align="justify" draw:textarea-vertical-align="middle" draw:auto-grow-height="false" fo:min-height="0cm" fo:min-width="0cm"/>
    </style:style>
    <style:style style:name="gr7" style:family="graphic" style:parent-style-name="standard">
      <style:graphic-properties draw:fill="solid" draw:fill-color="#ffffcc" draw:textarea-horizontal-align="justify" draw:textarea-vertical-align="middle" draw:auto-grow-height="false" fo:min-height="0cm" fo:min-width="0cm"/>
    </style:style>
    <style:style style:name="gr8" style:family="graphic" style:parent-style-name="standard">
      <style:graphic-properties draw:marker-end="Arrow" draw:marker-end-width="0.254cm" draw:textarea-horizontal-align="center" draw:textarea-vertical-align="middle"/>
    </style:style>
    <style:style style:name="gr9" style:family="graphic" style:parent-style-name="standard">
      <style:graphic-properties draw:fill="solid" draw:fill-color="#000080" draw:textarea-horizontal-align="justify" draw:textarea-vertical-align="middle" draw:auto-grow-height="false" fo:min-height="0cm" fo:min-width="0cm"/>
    </style:style>
    <style:style style:name="gr10" style:family="graphic" style:parent-style-name="standard">
      <style:graphic-properties draw:fill="solid" draw:fill-color="#00ffff" draw:textarea-horizontal-align="justify" draw:textarea-vertical-align="middle" draw:auto-grow-height="false" fo:min-height="0cm" fo:min-width="0cm"/>
    </style:style>
    <style:style style:name="gr11" style:family="graphic" style:parent-style-name="standard">
      <style:graphic-properties draw:marker-end="Arrow" draw:marker-end-width="0.203cm" draw:textarea-horizontal-align="center" draw:textarea-vertical-align="middle"/>
    </style:style>
    <style:style style:name="gr12"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13" style:family="graphic" style:parent-style-name="standard">
      <style:graphic-properties svg:stroke-width="0.051cm" svg:stroke-color="#ff3333" draw:marker-start-width="0.276cm" draw:marker-end="Arrow" draw:marker-end-width="0.376cm" draw:fill="solid" draw:fill-color="#ff3333" draw:textarea-horizontal-align="center" draw:textarea-vertical-align="middle" fo:padding-top="0.15cm" fo:padding-bottom="0.15cm" fo:padding-left="0.275cm" fo:padding-right="0.275cm"/>
    </style:style>
    <style:style style:name="gr14" style:family="graphic" style:parent-style-name="standard">
      <style:graphic-properties draw:fill="solid" draw:fill-color="#ff3333" draw:textarea-vertical-align="middle" draw:auto-grow-height="false" fo:min-height="0.749cm" fo:min-width="0.499cm"/>
    </style:style>
    <style:style style:name="gr15" style:family="graphic" style:parent-style-name="standard">
      <style:graphic-properties draw:stroke="none" svg:stroke-color="#000000" draw:fill="none" draw:fill-color="#ffffff" draw:textarea-horizontal-align="left" draw:auto-grow-height="true" draw:auto-grow-width="true" fo:min-height="0.668cm" fo:min-width="0.426cm"/>
    </style:style>
    <style:style style:name="gr16" style:family="graphic" style:parent-style-name="standard">
      <style:graphic-properties draw:stroke="none" svg:stroke-color="#000000" draw:fill="none" draw:fill-color="#ffffff" draw:textarea-horizontal-align="left" draw:auto-grow-height="true" draw:auto-grow-width="true" fo:min-height="0.667cm" fo:min-width="0.426cm"/>
    </style:style>
    <style:style style:name="gr17" style:family="graphic" style:parent-style-name="standard">
      <style:graphic-properties draw:stroke="none" svg:stroke-color="#000000" draw:fill="none" draw:fill-color="#ffffff" draw:textarea-horizontal-align="left" draw:auto-grow-height="true" draw:auto-grow-width="true" fo:min-height="0.307cm" fo:min-width="0.159cm"/>
    </style:style>
    <style:style style:name="gr18" style:family="graphic" style:parent-style-name="standard">
      <style:graphic-properties draw:stroke="none" svg:stroke-color="#000000" draw:fill="none" draw:fill-color="#ffffff" draw:textarea-horizontal-align="left" draw:auto-grow-height="true" draw:auto-grow-width="true" fo:min-height="0.307cm" fo:min-width="0.16cm"/>
    </style:style>
    <style:style style:name="gr19" style:family="graphic" style:parent-style-name="standard">
      <style:graphic-properties draw:fill="solid" draw:fill-color="#00ff00" draw:textarea-horizontal-align="justify" draw:textarea-vertical-align="middle" draw:auto-grow-height="false" fo:min-height="0cm" fo:min-width="0cm" fo:padding-bottom="0.254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color="#ffff00"/>
    </style:style>
    <style:style style:name="P3" style:family="paragraph">
      <style:paragraph-properties fo:text-align="center"/>
    </style:style>
    <style:style style:name="P4" style:family="paragraph">
      <style:paragraph-properties fo:margin-left="0cm" fo:margin-right="0cm" fo:text-align="center" fo:text-indent="0cm"/>
      <style:text-properties fo:font-size="14pt"/>
    </style:style>
    <style:style style:name="P5" style:family="paragraph">
      <style:paragraph-properties fo:margin-left="0cm" fo:margin-right="0cm" fo:text-align="center" fo:text-indent="0cm"/>
      <style:text-properties fo:color="#ffffff" fo:font-size="14pt"/>
    </style:style>
    <style:style style:name="P6" style:family="paragraph">
      <style:paragraph-properties fo:margin-left="0cm" fo:margin-right="0cm" fo:text-align="center" fo:text-indent="0cm"/>
      <style:text-properties fo:color="#ffff00" fo:font-size="6pt"/>
    </style:style>
    <style:style style:name="P7" style:family="paragraph">
      <style:paragraph-properties fo:margin-left="0cm" fo:margin-right="0cm" fo:text-align="center" fo:text-indent="0cm"/>
      <style:text-properties fo:color="#ffff00" fo:font-size="2pt"/>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color="#c0c0c0"/>
    </style:style>
    <style:style style:name="P10" style:family="paragraph">
      <style:paragraph-properties fo:margin-left="0cm" fo:margin-right="0cm" fo:text-indent="0cm"/>
      <style:text-properties fo:color="#c0c0c0" fo:font-size="9pt"/>
    </style:style>
    <style:style style:name="T1" style:family="text">
      <style:text-properties fo:font-size="10pt"/>
    </style:style>
    <style:style style:name="T2" style:family="text">
      <style:text-properties fo:color="#ffff00"/>
    </style:style>
    <style:style style:name="T3" style:family="text">
      <style:text-properties fo:font-size="14pt"/>
    </style:style>
    <style:style style:name="T4" style:family="text">
      <style:text-properties fo:color="#ffffff" fo:font-size="14pt"/>
    </style:style>
    <style:style style:name="T5" style:family="text">
      <style:text-properties fo:color="#ffff00" fo:font-size="6pt"/>
    </style:style>
    <style:style style:name="T6" style:family="text">
      <style:text-properties fo:color="#ffff00" fo:font-size="2pt"/>
    </style:style>
    <style:style style:name="T7" style:family="text">
      <style:text-properties fo:color="#c0c0c0"/>
    </style:style>
    <style:style style:name="T8" style:family="text">
      <style:text-properties fo:color="#c0c0c0" fo:font-size="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11.396cm" svg:height="5.984cm" svg:x="9.61cm" svg:y="0.711cm">
          <text:p text:style-name="P1"/>
          <text:p text:style-name="P1">Grid sit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1" draw:layer="layout" svg:width="4.157cm" svg:height="0.741cm" svg:x="5.489cm" svg:y="5.774cm">
          <text:p text:style-name="P1">Collecto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881cm" svg:height="1.773cm" svg:x="5.356cm" svg:y="3.188cm">
          <text:p text:style-name="P1">Schedd <text:s text:c="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475cm" svg:height="1.223cm" svg:x="7.636cm" svg:y="3.501cm">
          <text:p text:style-name="P1"><text:span text:style-name="T1">User</text:span></text:p>
          <text:p text:style-name="P1"><text:span text:style-name="T1">jobs</text:span></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4" draw:text-style-name="P2" draw:layer="layout" svg:width="3.303cm" svg:height="1.45cm" svg:x="10.141cm" svg:y="1.572cm">
          <text:p text:style-name="P1"><text:span text:style-name="T2">Gatekee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1.264cm" svg:height="1.192cm" svg:x="12.54cm" svg:y="2.619cm">
          <text:p text:style-name="P8"/>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6" draw:text-style-name="P3" draw:layer="layout" svg:width="3.576cm" svg:height="2.238cm" svg:x="13.042cm" svg:y="3.897cm">
          <text:p text:style-name="P8"/>
          <draw:enhanced-geometry svg:viewBox="0 0 21600 21600" draw:type="rectangle" draw:enhanced-path="M 0 0 L 21600 0 21600 21600 0 21600 0 0 Z N"/>
        </draw:custom-shape>
        <draw:custom-shape draw:style-name="gr6" draw:text-style-name="P3" draw:layer="layout" svg:width="2.425cm" svg:height="1.496cm" svg:x="17.565cm" svg:y="2.276cm">
          <text:p text:style-name="P8"/>
          <draw:enhanced-geometry svg:viewBox="0 0 21600 21600" draw:type="rectangle" draw:enhanced-path="M 0 0 L 21600 0 21600 21600 0 21600 0 0 Z N"/>
        </draw:custom-shape>
        <draw:custom-shape draw:style-name="gr6" draw:text-style-name="P3" draw:layer="layout" svg:width="2.425cm" svg:height="1.497cm" svg:x="17.411cm" svg:y="2.43cm">
          <text:p text:style-name="P8"/>
          <draw:enhanced-geometry svg:viewBox="0 0 21600 21600" draw:type="rectangle" draw:enhanced-path="M 0 0 L 21600 0 21600 21600 0 21600 0 0 Z N"/>
        </draw:custom-shape>
        <draw:custom-shape draw:style-name="gr6" draw:text-style-name="P3" draw:layer="layout" svg:width="2.425cm" svg:height="1.496cm" svg:x="17.258cm" svg:y="2.585cm">
          <text:p text:style-name="P8"/>
          <draw:enhanced-geometry svg:viewBox="0 0 21600 21600" draw:type="rectangle" draw:enhanced-path="M 0 0 L 21600 0 21600 21600 0 21600 0 0 Z N"/>
        </draw:custom-shape>
        <draw:custom-shape draw:style-name="gr7" draw:text-style-name="P4" draw:layer="layout" svg:width="2.425cm" svg:height="1.497cm" svg:x="17.104cm" svg:y="2.739cm">
          <text:p text:style-name="P1"><text:span text:style-name="T3">Running </text:span></text:p>
          <text:p text:style-name="P1"><text:span text:style-name="T3">Grid jobs</text:span></text:p>
          <draw:enhanced-geometry svg:viewBox="0 0 21600 21600" draw:type="rectangle" draw:enhanced-path="M 0 0 L 21600 0 21600 21600 0 21600 0 0 Z N"/>
        </draw:custom-shape>
        <draw:line draw:style-name="gr8" draw:text-style-name="P3" draw:layer="layout" svg:x1="13.86cm" svg:y1="2.849cm" svg:x2="17.023cm" svg:y2="3.22cm">
          <text:p text:style-name="P8"/>
        </draw:line>
        <draw:line draw:style-name="gr8" draw:text-style-name="P3" draw:layer="layout" svg:x1="13.861cm" svg:y1="3.002cm" svg:x2="17.023cm" svg:y2="3.373cm">
          <text:p text:style-name="P8"/>
        </draw:line>
        <draw:line draw:style-name="gr8" draw:text-style-name="P3" draw:layer="layout" svg:x1="13.862cm" svg:y1="3.156cm" svg:x2="17.024cm" svg:y2="3.527cm">
          <text:p text:style-name="P8"/>
        </draw:line>
        <draw:line draw:style-name="gr8" draw:text-style-name="P3" draw:layer="layout" svg:x1="13.863cm" svg:y1="3.309cm" svg:x2="17.025cm" svg:y2="3.68cm">
          <text:p text:style-name="P8"/>
        </draw:line>
        <draw:custom-shape draw:style-name="gr6" draw:text-style-name="P3" draw:layer="layout" svg:width="3.576cm" svg:height="2.238cm" svg:x="0.686cm" svg:y="3.981cm">
          <text:p text:style-name="P8"/>
          <draw:enhanced-geometry svg:viewBox="0 0 21600 21600" draw:type="rectangle" draw:enhanced-path="M 0 0 L 21600 0 21600 21600 0 21600 0 0 Z N"/>
        </draw:custom-shape>
        <draw:custom-shape draw:style-name="gr9" draw:text-style-name="P5" draw:layer="layout" svg:width="3.576cm" svg:height="0.596cm" svg:x="0.686cm" svg:y="3.385cm">
          <text:p text:style-name="P1"><text:span text:style-name="T4">Dedicated node</text:span></text:p>
          <draw:enhanced-geometry svg:viewBox="0 0 21600 21600" draw:type="rectangle" draw:enhanced-path="M 0 0 L 21600 0 21600 21600 0 21600 0 0 Z N"/>
        </draw:custom-shape>
        <draw:custom-shape draw:style-name="gr2" draw:text-style-name="P1" draw:id="id1" draw:layer="layout" svg:width="3.199cm" svg:height="0.786cm" svg:x="13.204cm" svg:y="3.972cm">
          <text:p text:style-name="P1">Start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id="id2" draw:layer="layout" svg:width="3.199cm" svg:height="0.785cm" svg:x="13.204cm" svg:y="5.125cm">
          <text:p text:style-name="P1">User job</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3" draw:layer="layout" draw:type="line" svg:x1="14.803cm" svg:y1="4.758cm" svg:x2="14.803cm" svg:y2="5.125cm" draw:start-shape="id1" draw:start-glue-point="2" draw:end-shape="id2" draw:end-glue-point="0">
          <text:p text:style-name="P8"/>
        </draw:connector>
        <draw:custom-shape draw:style-name="gr2" draw:text-style-name="P1" draw:id="id3" draw:layer="layout" svg:width="3.2cm" svg:height="0.785cm" svg:x="0.924cm" svg:y="4.132cm">
          <text:p text:style-name="P1">Start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id="id4" draw:layer="layout" svg:width="3.2cm" svg:height="0.786cm" svg:x="0.924cm" svg:y="5.284cm">
          <text:p text:style-name="P1">User job</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3" draw:layer="layout" draw:type="line" svg:x1="2.524cm" svg:y1="4.917cm" svg:x2="2.524cm" svg:y2="5.284cm" draw:start-shape="id3" draw:start-glue-point="2" draw:end-shape="id4" draw:end-glue-point="0">
          <text:p text:style-name="P8"/>
        </draw:connector>
        <draw:line draw:style-name="gr12" draw:text-style-name="P3" draw:layer="layout" svg:x1="4.122cm" svg:y1="4.718cm" svg:x2="5.416cm" svg:y2="6.138cm">
          <text:p text:style-name="P8"/>
        </draw:line>
        <draw:line draw:style-name="gr12" draw:text-style-name="P3" draw:layer="layout" svg:x1="13.157cm" svg:y1="4.485cm" svg:x2="9.723cm" svg:y2="6.213cm">
          <text:p text:style-name="P8"/>
        </draw:line>
        <draw:line draw:style-name="gr8" draw:text-style-name="P3" draw:layer="layout" svg:x1="13.864cm" svg:y1="3.463cm" svg:x2="14.693cm" svg:y2="3.94cm">
          <text:p text:style-name="P8"/>
        </draw:line>
        <draw:line draw:style-name="gr13" draw:text-style-name="P3" draw:layer="layout" svg:x1="8.059cm" svg:y1="1.495cm" svg:x2="10.069cm" svg:y2="2.232cm">
          <text:p text:style-name="P8"/>
        </draw:line>
        <draw:custom-shape draw:style-name="gr14" draw:text-style-name="P6" draw:layer="layout" svg:width="0.647cm" svg:height="0.646cm" svg:x="8.535cm" svg:y="1.427cm">
          <text:p text:style-name="P1"><text:span text:style-name="T5">Startd</text:span></text:p>
          <draw:enhanced-geometry svg:viewBox="0 0 21600 21600" draw:glue-points="10800 0 3160 3160 0 10800 3160 18440 10800 21600 18440 18440 21600 10800 18440 3160" draw:text-areas="3200 3200 18400 18400" draw:type="ellipse"/>
        </draw:custom-shape>
        <draw:custom-shape draw:style-name="gr14" draw:text-style-name="P7" draw:layer="layout" svg:width="0.234cm" svg:height="0.234cm" svg:x="12.916cm" svg:y="3.041cm">
          <text:p text:style-name="P1"><text:span text:style-name="T6">Startd</text:span></text:p>
          <draw:enhanced-geometry svg:viewBox="0 0 21600 21600" draw:glue-points="10800 0 3160 3160 0 10800 3160 18440 10800 21600 18440 18440 21600 10800 18440 3160" draw:text-areas="3200 3200 18400 18400" draw:type="ellipse"/>
        </draw:custom-shape>
        <draw:line draw:style-name="gr12" draw:text-style-name="P3" draw:layer="layout" svg:x1="7.374cm" svg:y1="5.728cm" svg:x2="7cm" svg:y2="5.039cm">
          <text:p text:style-name="P8"/>
        </draw:line>
        <draw:line draw:style-name="gr12" draw:text-style-name="P3" draw:layer="layout" svg:x1="7.681cm" svg:y1="5.728cm" svg:x2="7.307cm" svg:y2="5.039cm">
          <text:p text:style-name="P8"/>
        </draw:line>
        <draw:line draw:style-name="gr12" draw:text-style-name="P3" draw:layer="layout" svg:x1="9.316cm" svg:y1="4.172cm" svg:x2="13.071cm" svg:y2="4.227cm">
          <text:p text:style-name="P8"/>
        </draw:line>
        <draw:line draw:style-name="gr12" draw:text-style-name="P3" draw:layer="layout" svg:x1="5.245cm" svg:y1="4.178cm" svg:x2="4.177cm" svg:y2="4.518cm">
          <text:p text:style-name="P8"/>
        </draw:line>
        <draw:frame draw:style-name="gr15" draw:text-style-name="P9" draw:layer="layout" svg:width="1.205cm" svg:height="1.195cm" svg:x="4.22cm" svg:y="5.613cm">
          <draw:text-box>
            <text:p text:style-name="P8"><text:span text:style-name="T7">1a</text:span></text:p>
          </draw:text-box>
        </draw:frame>
        <draw:frame draw:style-name="gr15" draw:text-style-name="P9" draw:layer="layout" svg:width="1.205cm" svg:height="1.195cm" svg:x="5.939cm" svg:y="4.679cm">
          <draw:text-box>
            <text:p text:style-name="P8"><text:span text:style-name="T7">2a</text:span></text:p>
          </draw:text-box>
        </draw:frame>
        <draw:frame draw:style-name="gr16" draw:text-style-name="P9" draw:layer="layout" svg:width="1.205cm" svg:height="1.195cm" svg:x="4.292cm" svg:y="3.218cm">
          <draw:text-box>
            <text:p text:style-name="P8"><text:span text:style-name="T7">3a</text:span></text:p>
          </draw:text-box>
        </draw:frame>
        <draw:frame draw:style-name="gr17" draw:text-style-name="P10" draw:layer="layout" svg:width="0.858cm" svg:height="0.725cm" svg:x="1.675cm" svg:y="4.708cm">
          <draw:text-box>
            <text:p text:style-name="P8"><text:span text:style-name="T8">4a</text:span></text:p>
          </draw:text-box>
        </draw:frame>
        <draw:frame draw:style-name="gr16" draw:text-style-name="P9" draw:layer="layout" svg:width="1.205cm" svg:height="1.195cm" svg:x="9.082cm" svg:y="0.863cm">
          <draw:text-box>
            <text:p text:style-name="P8"><text:span text:style-name="T7">1b</text:span></text:p>
          </draw:text-box>
        </draw:frame>
        <draw:frame draw:style-name="gr18" draw:text-style-name="P10" draw:layer="layout" svg:width="0.858cm" svg:height="0.725cm" svg:x="13.562cm" svg:y="3.32cm">
          <draw:text-box>
            <text:p text:style-name="P8"><text:span text:style-name="T8">2b</text:span></text:p>
          </draw:text-box>
        </draw:frame>
        <draw:frame draw:style-name="gr16" draw:text-style-name="P9" draw:layer="layout" svg:width="1.205cm" svg:height="1.195cm" svg:x="9.858cm" svg:y="4.756cm">
          <draw:text-box>
            <text:p text:style-name="P8"><text:span text:style-name="T7">3b</text:span></text:p>
          </draw:text-box>
        </draw:frame>
        <draw:frame draw:style-name="gr16" draw:text-style-name="P9" draw:layer="layout" svg:width="1.205cm" svg:height="1.195cm" svg:x="7.669cm" svg:y="4.68cm">
          <draw:text-box>
            <text:p text:style-name="P8"><text:span text:style-name="T7">4b</text:span></text:p>
          </draw:text-box>
        </draw:frame>
        <draw:frame draw:style-name="gr15" draw:text-style-name="P9" draw:layer="layout" svg:width="1.205cm" svg:height="1.195cm" svg:x="10.154cm" svg:y="3.252cm">
          <draw:text-box>
            <text:p text:style-name="P8"><text:span text:style-name="T7">5b</text:span></text:p>
          </draw:text-box>
        </draw:frame>
        <draw:frame draw:style-name="gr17" draw:text-style-name="P10" draw:layer="layout" svg:width="0.858cm" svg:height="0.725cm" svg:x="13.97cm" svg:y="4.549cm">
          <draw:text-box>
            <text:p text:style-name="P8"><text:span text:style-name="T8">6b</text:span></text:p>
          </draw:text-box>
        </draw:frame>
        <draw:custom-shape draw:style-name="gr19" draw:text-style-name="P1" draw:layer="layout" svg:width="4.157cm" svg:height="0.741cm" svg:x="5.487cm" svg:y="6.523cm">
          <text:p text:style-name="P1">Negotiato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717cm" fo:page-height="8.001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6-09-25T11:14:05</meta:creation-date>
    <dc:date>2008-01-14T14:40:59</dc:date>
    <dc:language>en-US</dc:language>
    <meta:editing-cycles>9</meta:editing-cycles>
    <meta:editing-duration>PT3H35M26S</meta:editing-duration>
    <meta:user-defined meta:name="Info 1"/>
    <meta:user-defined meta:name="Info 2"/>
    <meta:user-defined meta:name="Info 3"/>
    <meta:user-defined meta:name="Info 4"/>
    <meta:document-statistic meta:object-count="44"/>
  </office:meta>
</office:document-meta>
</file>